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oficin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gencia ATR Santa Fe - Juventu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rchivo Jurisdicc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sa de Amparo "Gabriela Ulloa"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sa LGTBIQ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ofer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legación Rosario - Mesa de Entrad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GA - Archi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GA - Dpto Presupuesto Contabl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GA - Dto Personal y Sueldo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GA - Dto Personal y Sueldos - Informes y Legajo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GA - Dto Tesoreria, Habilitación y Mov. de Fondo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GA - Dto Tesoreria, Habilitación y Mov. de Fondos - Habilitació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GA - Dto Tesoreria, Habilitación y Mov. de Fondos - Oficina de Compra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GA - Revisiv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GA Reconquista - Mesa de Entrad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GA Rosa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GA Rosario - Compras y Habilitaci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GA Rosario - Person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r. Gral. Asuntos Jurídicos - Dictame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r. Gral. Asuntos Jurídicos y Despach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r. Gral. Asuntos Jurídicos y Despacho – Redacció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Dir. Pcial. Capacitación en Género y Diversidad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ir. Pcial. Promoción de Derechos para la Igualdad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ntenimien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secretaría Legal y Técnica, Gestión de la información – Mesa de Entrad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ubsecretaría Legal y Técnica, Gestión de la información – </text:span>Mesa de Entradas – Despach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epció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ecretaría de Formación y Capacitación para la Igualdad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cretaría de Mujeres, Género y Diversidad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ecretaría de Planificación y Coord. Adm. Legal y Técnica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ctorial Informáti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ctorial Informática - Anex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ubSec de Políticas contra la Violencia por razones de Género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ubSec. de Fortalecimiento territorial en Igualdad, Género y Diversidad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ubSec. de Planificación estratégica de contenidos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ubsec. de Planificación, Evaluación y Coop. estratégica de Políticas de Igualdad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ubSec. de Políticas de Igualdad y Género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ubsec. Legal y Técnica y Gestión de la Información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ubsec. Legal y Técnica y Gestión de la Información - Despach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ubsec. Legal y Técnica y Gestión de la Información - Mesa de Entrad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ubsec. Legal y Técnica y Gestión de la Información - Notificacion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cretaría Priva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oficina.A1:oficina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3:18:19.460507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4.9.5deb2</meta:initial-creator>
    <meta:creation-date>2022-07-15T13:22:52</meta:creation-date>
    <dc:date>2022-07-18T13:20:43.959262276</dc:date>
    <meta:editing-duration>PT47M12S</meta:editing-duration>
    <meta:editing-cycles>12</meta:editing-cycles>
    <meta:document-statistic meta:table-count="1" meta:cell-count="165" meta:object-count="0"/>
  </office:meta>
</office:document-meta>
</file>